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L2"/>
    <style:style style:name="P13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Shell </text:h>
      <text:p text:style-name="P1">(man bash)</text:p>
      <text:p text:style-name="Standard"/>
      <text:p text:style-name="Standard">Quando scriviamo un comando nella shell, questa prima di eseguirlo fa una serie di operazioni:</text:p>
      <text:p text:style-name="P1"/>
      <text:list text:style-name="L1">
        <text:list-item>
          <text:p text:style-name="P5">Brace Expansion</text:p>
        </text:list-item>
        <text:list-item>
          <text:p text:style-name="P5">Tilde Expansion</text:p>
        </text:list-item>
        <text:list-item>
          <text:p text:style-name="P5">Variable Expansion</text:p>
        </text:list-item>
        <text:list-item>
          <text:p text:style-name="P5">Arithmetic Expansion</text:p>
        </text:list-item>
        <text:list-item>
          <text:p text:style-name="P5">Comman Substitution</text:p>
        </text:list-item>
        <text:list-item>
          <text:p text:style-name="P5">Word Splitting</text:p>
        </text:list-item>
      </text:list>
      <text:list text:style-name="L2">
        <text:list-item>
          <text:p text:style-name="P11">Pathname Expansion</text:p>
          <text:p text:style-name="P12"/>
          <text:p text:style-name="P12"/>
        </text:list-item>
      </text:list>
      <text:p text:style-name="P1">Brace Expansion</text:p>
      <text:p text:style-name="Standard">La shell interpreta una certa sintassi e la sostituisce con un risultato.</text:p>
      <text:p text:style-name="Standard"/>
      <text:p text:style-name="Standard">Ad es. le parentesi graffe distribuiscono quello che c'è nelle parentesi su quello che c'è fuori:</text:p>
      <text:p text:style-name="P2">nimloth@nimloth-mac:~$ echo a{1,2,3} </text:p>
      <text:p text:style-name="P2">a1 a2 a3 </text:p>
      <text:p text:style-name="P2">nimloth@nimloth-mac:~$ echo {1,2,3}a </text:p>
      <text:p text:style-name="P2">1a 2a 3a </text:p>
      <text:p text:style-name="P2">nimloth@nimloth-mac:~$ echo a{1,2,3}b </text:p>
      <text:p text:style-name="P2">a1b a2b a3b </text:p>
      <text:p text:style-name="Standard"/>
      <text:p text:style-name="Standard">Se inserisco uno spazio la shell non lo riconosce come il carettere spazio e quindi non effettua la distribuzione:</text:p>
      <text:p text:style-name="P2">nimloth@nimloth-mac:~$ echo a{1,2, 3}b </text:p>
      <text:p text:style-name="P2">a{1,2, 3}b </text:p>
      <text:p text:style-name="Standard">Per far sì che riconosca lo spazio vuoto ci vuole il carattere \</text:p>
      <text:p text:style-name="P2">nimloth@nimloth-mac:~$ echo a{1,2,\ 3}b </text:p>
      <text:p text:style-name="P2">a1b a2b a 3b </text:p>
      <text:p text:style-name="Standard"/>
      <text:p text:style-name="P1">Tilde Expansion</text:p>
      <text:p text:style-name="Standard">Con il carattere tilde la shell indica la home di un utente.</text:p>
      <text:p text:style-name="Standard"/>
      <text:p text:style-name="Standard">Se richiamo la tilde da sola ottengo la home dell'utente che ha effettuato il comando:</text:p>
      <text:p text:style-name="P2">nimloth@nimloth-mac:~$ echo ~ </text:p>
      <text:p text:style-name="P2">/home/nimloth </text:p>
      <text:p text:style-name="Standard"/>
      <text:p text:style-name="Standard"/>
      <text:p text:style-name="Standard"><text:soft-page-break/>Se specifico dopo la tilde il nome di un utente allora ottengo il percorso della home dell'utente specificato. (La shell risale a questa informazione leggendo nel file /etc/passwd, che infatti non è protetto in lettura).</text:p>
      <text:p text:style-name="P2">nimloth@nimloth-mac:~$ echo ~root </text:p>
      <text:p text:style-name="P2">/root </text:p>
      <text:p text:style-name="Standard"/>
      <text:p text:style-name="Standard">Se scrivo una stringa sbagliata e quindi c'è un errore non ottengo niente:</text:p>
      <text:p text:style-name="P2">nimloth@nimloth-mac:~$ echo ~rook </text:p>
      <text:p text:style-name="P2">~rook </text:p>
      <text:p text:style-name="Standard"/>
      <text:p text:style-name="Standard">Questo esempio fa capire che la <text:span text:style-name="T1">Tilde Expansion</text:span> avviene dopo la <text:span text:style-name="T1">Brace Expansion</text:span>:</text:p>
      <text:p text:style-name="P2">nimloth@nimloth-mac:~$ echo ~roo{t,k} </text:p>
      <text:p text:style-name="P2">/root ~rook </text:p>
      <text:p text:style-name="P2"/>
      <text:p text:style-name="P1">Variable Expansion</text:p>
      <text:p text:style-name="Standard">Se dichiariamo delle variabili e poi le utilizziamo la shell traduce il nome della variabile sostituendogli il suo valore.</text:p>
      <text:p text:style-name="Standard"/>
      <text:p text:style-name="P2">nimloth@nimloth-mac:~$ pippo1=ciao </text:p>
      <text:p text:style-name="P2">nimloth@nimloth-mac:~$ pippo2=bello</text:p>
      <text:p text:style-name="P2">nimloth@nimloth-mac:~$ echo $pippo1 </text:p>
      <text:p text:style-name="P2">ciao </text:p>
      <text:p text:style-name="P2">nimloth@nimloth-mac:~$ echo $pippo2 </text:p>
      <text:p text:style-name="P2">bello </text:p>
      <text:p text:style-name="P2">nimloth@nimloth-mac:~$ echo $pippo{1,2} </text:p>
      <text:p text:style-name="P2">ciao bello </text:p>
      <text:p text:style-name="Standard"/>
      <text:p text:style-name="Standard">Possono essere inizializzati come variabili anche dei comandi:</text:p>
      <text:p text:style-name="P2">nimloth@nimloth-mac:~$ comando=ls </text:p>
      <text:p text:style-name="P2">nimloth@nimloth-mac:~$ $comando </text:p>
      <text:p text:style-name="P2">amsn_received <text:s/>Documenti <text:s/>Immagini Projects <text:s/>Scrivania <text:s/>Video Examples <text:s text:c="2"/>Informatica Grafica <text:s/></text:p>
      <text:p text:style-name="Standard"/>
      <text:p text:style-name="Standard">Dopo la variabile che usiamo come comando possiamo mettere i parametri del comando scelto!</text:p>
      <text:p text:style-name="P2">nimloth@nimloth-mac:~$ $command -l </text:p>
      <text:p text:style-name="P2">totale 292 </text:p>
      <text:p text:style-name="P2">drwx------ <text:s/>2 nimloth nimloth <text:s text:c="2"/>4096 2008-02-25 22:39 amsn_received </text:p>
      <text:p text:style-name="P2">drwxr-xr-x <text:s/>2 nimloth nimloth <text:s text:c="2"/>4096 2008-02-27 19:02 Documenti </text:p>
      <text:p text:style-name="P2">drwxr-xr-x <text:s/>2 nimloth nimloth <text:s text:c="2"/>4096 2008-02-27 19:02 Immagini </text:p>
      <text:p text:style-name="P2">drwxr-xr-x <text:s/>2 nimloth nimloth <text:s text:c="2"/>4096 2008-03-04 12:37 Informatica Grafica </text:p>
      <text:p text:style-name="Standard"/>
      <text:p text:style-name="Standard"/>
      <text:p text:style-name="Standard"/>
      <text:p text:style-name="Standard"/>
      <text:p text:style-name="P1"><text:soft-page-break/>Arithmetic Expansion</text:p>
      <text:p text:style-name="P3">Il discorso fatto per le variabili vale anche se i valori sono numerici. Si possono inoltre fare operazioni aritmetiche con una particolare notazione di parentesi.</text:p>
      <text:p text:style-name="P1"/>
      <text:p text:style-name="P2">nimloth@nimloth-mac:~$ pippo=5 </text:p>
      <text:p text:style-name="P2">nimloth@nimloth-mac:~$ echo $(($pippo+2)) </text:p>
      <text:p text:style-name="P2">7 </text:p>
      <text:p text:style-name="P2">nimloth@nimloth-mac:~$ echo $(( 5+2)) </text:p>
      <text:p text:style-name="P2">7 </text:p>
      <text:p text:style-name="P2">nimloth@nimloth-mac:~$ echo $pippo </text:p>
      <text:p text:style-name="P2">5 </text:p>
      <text:p text:style-name="P2">nimloth@nimloth-mac:~$ pippo=$(($pippo+1)) </text:p>
      <text:p text:style-name="P2">nimloth@nimloth-mac:~$ echo $pippo </text:p>
      <text:p text:style-name="P2">6 </text:p>
      <text:p text:style-name="P2"/>
      <text:p text:style-name="Standard">Quando la shell non conosce il valore di una variabile (perchè questa non è stata inizializzata) allora la considera di valore pari a zero.</text:p>
      <text:p text:style-name="P2">nimloth@nimloth-mac:~$ echo $(($pluto+2)) </text:p>
      <text:p text:style-name="P2">2</text:p>
      <text:p text:style-name="Standard"/>
      <text:p text:style-name="P1">Command Substitution</text:p>
      <text:p text:style-name="Standard">La shell può creare dei comandi a partire dall'output di altri programmi.</text:p>
      <text:p text:style-name="Standard"/>
      <text:p text:style-name="Standard">Il comando hostname ritorna il nome della macchina:</text:p>
      <text:p text:style-name="P2">nimloth@nimloth-mac:~$ hostname </text:p>
      <text:p text:style-name="P2">nimloth-mac </text:p>
      <text:p text:style-name="Standard"/>
      <text:p text:style-name="Standard">Touch crea un file vuoto:</text:p>
      <text:p text:style-name="Standard">(in realtà touch aggiorna la data di un file, ma quando questo file non esiste per aggiornargli la data deve anche crearlo, quindi si usa spesso per creare file)</text:p>
      <text:p text:style-name="P2">nimloth@nimloth-mac:~$ touch prova </text:p>
      <text:p text:style-name="P2">nimloth@nimloth-mac:~$ ls -l</text:p>
      <text:p text:style-name="P2">-rw-r--r-- <text:s/>1 nimloth nimloth <text:s text:c="5"/>0 2008-03-04 16:21 prova </text:p>
      <text:p text:style-name="Standard"/>
      <text:p text:style-name="Standard">Con backquote diamo come parametro a touch l'output di hostname</text:p>
      <text:p text:style-name="P2">nimloth@nimloth-mac:~$ echo touch `hostname` </text:p>
      <text:p text:style-name="P2">touch nimloth-mac </text:p>
      <text:p text:style-name="P2">nimloth@nimloth-mac:~$ touch `hostname` </text:p>
      <text:p text:style-name="P2">nimloth@nimloth-mac:~$ ls -l </text:p>
      <text:p text:style-name="P2">totale 292 </text:p>
      <text:p text:style-name="P2">-rw-r--r-- <text:s/>1 nimloth nimloth <text:s text:c="5"/>0 2008-03-04 16:23 nimloth-mac </text:p>
      <text:p text:style-name="P2">-rw-r--r-- <text:s/>1 nimloth nimloth <text:s text:c="5"/>0 2008-03-04 16:21 prova </text:p>
      <text:p text:style-name="Standard"/>
      <text:p text:style-name="P1"><text:soft-page-break/>Word Splitting</text:p>
      <text:p text:style-name="Standard">La shell deve prendere ciò che è scritto sulla linea di comando e dopo averlo elaborato secondo i passi precedenti deve separare le varie voci utilizzando lo spazio come separatore di campo. </text:p>
      <text:p text:style-name="Standard"/>
      <text:p text:style-name="P2">nimloth@nimloth-mac:~$ echo touch `hostname` </text:p>
      <text:p text:style-name="Standard"/>
      <text:p text:style-name="Standard">Dopo le traduzioni e sostituzioni la shell sa che deve eseguire “<text:span text:style-name="T1">echo touch nimloth-mac”</text:span> quindi divide questa stringa considerando che la prima voce è il comando da eseguire e le altre voci son parametri.</text:p>
      <text:p text:style-name="Standard"/>
      <text:p text:style-name="Standard">Gli spazi non sono considerati parametri:</text:p>
      <text:p text:style-name="P2">nimloth@nimloth-mac:~$ echo a <text:s text:c="4"/>b <text:s text:c="7"/>c </text:p>
      <text:p text:style-name="P2">a b c </text:p>
      <text:p text:style-name="Standard"/>
      <text:p text:style-name="P1">Pathname Expansion</text:p>
      <text:p text:style-name="Standard"/>
      <text:p text:style-name="Standard">In quest'ultima operazione la shell risolve la traduzione di caratteri speciali come <text:span text:style-name="T1">*</text:span> e <text:span text:style-name="T1">?</text:span></text:p>
      <text:p text:style-name="Standard"/>
      <text:p text:style-name="P2">nimloth@nimloth-mac:~$ ls -l </text:p>
      <text:p text:style-name="P2">totale 296 </text:p>
      <text:p text:style-name="P2">-rw-r--r-- <text:s/>1 nimloth nimloth <text:s/>30603 2008-02-26 00:04 alita.JPG </text:p>
      <text:p text:style-name="P2">drwx------ <text:s/>2 nimloth nimloth <text:s text:c="2"/>4096 2008-03-04 17:51 amsn_received </text:p>
      <text:p text:style-name="P2">-rw-r--r-- <text:s/>1 nimloth nimloth <text:s text:c="5"/>0 2008-03-04 18:08 a.txt </text:p>
      <text:p text:style-name="P2">-rw-r--r-- <text:s/>1 nimloth nimloth <text:s text:c="5"/>0 2008-03-04 18:08 b.txt </text:p>
      <text:p text:style-name="P2">-rw-r--r-- <text:s/>1 nimloth nimloth <text:s text:c="5"/>0 2008-03-04 18:08 c.txt </text:p>
      <text:p text:style-name="P2">drwxr-xr-x <text:s/>2 nimloth nimloth <text:s text:c="2"/>4096 2008-03-04 18:13 copia </text:p>
      <text:p text:style-name="P2">-rw-r--r-- <text:s/>1 nimloth nimloth <text:s text:c="5"/>0 2008-03-04 18:08 d.txt </text:p>
      <text:p text:style-name="P2">-rw-r--r-- <text:s/>1 nimloth nimloth <text:s text:c="5"/>0 2008-03-04 18:09 e.txt</text:p>
      <text:p text:style-name="P2">lrwxrwxrwx <text:s/>1 nimloth nimloth <text:s text:c="4"/>26 2008-02-25 13:18 Examples -&gt; /usr/share/example-content </text:p>
      <text:p text:style-name="P2">-rw-r--r-- <text:s/>1 nimloth nimloth <text:s text:c="5"/>0 2008-03-04 18:09 f.txt</text:p>
      <text:p text:style-name="P2">drwxr-xr-x <text:s/>4 nimloth nimloth <text:s text:c="2"/>4096 2008-03-03 15:25 workspace </text:p>
      <text:p text:style-name="Standard"/>
      <text:p text:style-name="Standard">Con l'espressione *.txt seleziono tutti i file che hanno estensione txt:</text:p>
      <text:p text:style-name="P2">nimloth@nimloth-mac:~$ ls -l *.txt </text:p>
      <text:p text:style-name="P2">-rw-r--r-- 1 nimloth nimloth 0 2008-03-04 18:08 a.txt </text:p>
      <text:p text:style-name="P2">-rw-r--r-- 1 nimloth nimloth 0 2008-03-04 18:08 b.txt </text:p>
      <text:p text:style-name="P2">-rw-r--r-- 1 nimloth nimloth 0 2008-03-04 18:08 c.txt </text:p>
      <text:p text:style-name="P2">-rw-r--r-- 1 nimloth nimloth 0 2008-03-04 18:08 d.txt </text:p>
      <text:p text:style-name="P2">-rw-r--r-- 1 nimloth nimloth 0 2008-03-04 18:09 e.txt </text:p>
      <text:p text:style-name="P2">-rw-r--r-- 1 nimloth nimloth 0 2008-03-04 18:09 f.txt </text:p>
      <text:p text:style-name="Standard"/>
      <text:p text:style-name="Standard"/>
      <text:p text:style-name="Standard"/>
      <text:p text:style-name="Standard"><text:soft-page-break/>Spostiamo tutti i file txt nella cartella di nome “Copia”:</text:p>
      <text:p text:style-name="P2">nimloth@nimloth-mac:~$ mv *.txt copia </text:p>
      <text:p text:style-name="P2">nimloth@nimloth-mac:~$ ls -l *.txt </text:p>
      <text:p text:style-name="P2">ls: *.txt: Nessun file o directory </text:p>
      <text:p text:style-name="P2">nimloth@nimloth-mac:~$ cd copia/ </text:p>
      <text:p text:style-name="P2">nimloth@nimloth-mac:~/copia$ ls </text:p>
      <text:p text:style-name="P2">a.txt <text:s/>b.txt <text:s/>c.txt <text:s/>d.txt <text:s/>e.txt <text:s/>f.txt </text:p>
      <text:p text:style-name="Standard"/>
      <text:p text:style-name="Standard">Abbiamo visto che i caratteri speciali vengono interpretati dalla shell secondo determinate regole e quindi non sono riconosciuti come semplici caratteri. </text:p>
      <text:p text:style-name="Standard"/>
      <text:p text:style-name="P2">nimloth@nimloth-mac:~$ echo * </text:p>
      <text:p text:style-name="P2">20089225 alita.JPG amsn_received Desktop Documenti Examples Immagini Modelli Musica plasm-5 plasm6 Progetto Projects prova Pubblici Scrivania Unnamed0.psm Video wep workspace </text:p>
      <text:p text:style-name="Standard"/>
      <text:p text:style-name="Standard">Se vogliamo utilizzarli come caratteri puri dobbiamo farli precedere dal carattere \ oppure racchiuderli tra singoli apici. La differenza è che il carattere \ funziona con un solo carattere, mentre tra singoli apici possiamo mettere stringhe</text:p>
      <text:p text:style-name="Standard"/>
      <text:p text:style-name="P2">nimloth@nimloth-mac:~$ echo \* </text:p>
      <text:p text:style-name="P2">* </text:p>
      <text:p text:style-name="P2">nimloth@nimloth-mac:~$ echo '* ?' </text:p>
      <text:p text:style-name="Standard"><text:span text:style-name="T1">* ?</text:span> </text:p>
      <text:p text:style-name="Standard"/>
      <text:p text:style-name="P2"><text:span text:style-name="T2">Tra apici gli spazi vengono riconosciuti come caratteri</text:span>!</text:p>
      <text:p text:style-name="P2">nimloth@nimloth-mac:~$ echo 'a' <text:s text:c="4"/>'b' </text:p>
      <text:p text:style-name="P2">a b </text:p>
      <text:p text:style-name="P2">nimloth@nimloth-mac:~$ echo 'a <text:s text:c="4"/>b' </text:p>
      <text:p text:style-name="P2">a <text:s text:c="4"/>b </text:p>
      <text:p text:style-name="Standard"/>
      <text:p text:style-name="Standard">Dentro doppi apici la shell può effettuare anche la sostituizione delle variabili:</text:p>
      <text:p text:style-name="P2">nimloth@nimloth-mac:~$ echo 'a <text:s text:c="4"/>b <text:s text:c="4"/>$pippo' </text:p>
      <text:p text:style-name="P2">a <text:s text:c="4"/>b <text:s text:c="4"/>$pippo </text:p>
      <text:p text:style-name="P2">nimloth@nimloth-mac:~$ echo "a <text:s text:c="4"/>b <text:s text:c="4"/>$pippo" </text:p>
      <text:p text:style-name="P2">a <text:s text:c="4"/>b <text:s text:c="4"/>6 </text:p>
      <text:p text:style-name="Standard"/>
      <text:p text:style-name="Standard">I caratteri speciali più utilizzati sono:</text:p>
      <text:p text:style-name="P2">nimloth@nimloth-mac:~$ echo '* ? &amp; ; \ $' </text:p>
      <text:p text:style-name="Standard"><text:span text:style-name="T1">* ? &amp; ; \ $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essandra Iacovella</meta:initial-creator>
    <meta:creation-date>2008-03-04T16:01:10</meta:creation-date>
    <dc:creator>Alessandra Iacovella</dc:creator>
    <dc:date>2008-03-04T19:24:19</dc:date>
    <meta:editing-cycles>8</meta:editing-cycles>
    <meta:editing-duration>PT1H5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51" meta:word-count="1181" meta:character-count="7176"/>
  </office:meta>
</office:document-meta>
</file>